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f819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bf819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 style:list-style-name="L7">
      <style:paragraph-properties fo:text-align="start" style:justify-single-word="false"/>
    </style:style>
    <style:style style:name="P11" style:family="paragraph" style:parent-style-name="Standard" style:list-style-name="L8">
      <style:paragraph-properties fo:text-align="start" style:justify-single-word="false"/>
    </style:style>
    <style:style style:name="P12" style:family="paragraph" style:parent-style-name="Standard" style:list-style-name="L9">
      <style:paragraph-properties fo:text-align="start" style:justify-single-word="false"/>
    </style:style>
    <style:style style:name="P13" style:family="paragraph" style:parent-style-name="Standard" style:list-style-name="L10">
      <style:paragraph-properties fo:text-align="start" style:justify-single-word="false"/>
    </style:style>
    <style:style style:name="P14" style:family="paragraph" style:parent-style-name="Standard" style:list-style-name="L11">
      <style:paragraph-properties fo:text-align="start" style:justify-single-word="false"/>
    </style:style>
    <style:style style:name="P15" style:family="paragraph" style:parent-style-name="Standard" style:list-style-name="L12">
      <style:paragraph-properties fo:text-align="start" style:justify-single-word="false"/>
    </style:style>
    <style:style style:name="P16" style:family="paragraph" style:parent-style-name="Standard" style:list-style-name="L13">
      <style:paragraph-properties fo:text-align="start" style:justify-single-word="false"/>
    </style:style>
    <style:style style:name="P17" style:family="paragraph" style:parent-style-name="Standard" style:list-style-name="L14">
      <style:paragraph-properties fo:text-align="start" style:justify-single-word="false"/>
    </style:style>
    <style:style style:name="P18" style:family="paragraph" style:parent-style-name="Standard" style:list-style-name="L15">
      <style:paragraph-properties fo:text-align="start" style:justify-single-word="false"/>
    </style:style>
    <style:style style:name="P19" style:family="paragraph" style:parent-style-name="Standard" style:list-style-name="L16">
      <style:paragraph-properties fo:text-align="start" style:justify-single-word="false"/>
    </style:style>
    <style:style style:name="P20" style:family="paragraph" style:parent-style-name="Standard" style:list-style-name="L17">
      <style:paragraph-properties fo:text-align="start" style:justify-single-word="false"/>
    </style:style>
    <style:style style:name="P21" style:family="paragraph" style:parent-style-name="Standard" style:list-style-name="L18">
      <style:paragraph-properties fo:text-align="start" style:justify-single-word="false"/>
    </style:style>
    <style:style style:name="P22" style:family="paragraph" style:parent-style-name="Standard" style:list-style-name="L19">
      <style:paragraph-properties fo:text-align="start" style:justify-single-word="false"/>
    </style:style>
    <style:style style:name="P23" style:family="paragraph" style:parent-style-name="Standard" style:list-style-name="L20">
      <style:paragraph-properties fo:text-align="start" style:justify-single-word="false"/>
    </style:style>
    <style:style style:name="P24" style:family="paragraph" style:parent-style-name="Standard" style:list-style-name="L21">
      <style:paragraph-properties fo:text-align="start" style:justify-single-word="false"/>
    </style:style>
    <style:style style:name="P25" style:family="paragraph" style:parent-style-name="Standard" style:list-style-name="L22">
      <style:paragraph-properties fo:text-align="start" style:justify-single-word="false"/>
    </style:style>
    <style:style style:name="P26" style:family="paragraph" style:parent-style-name="Standard" style:list-style-name="L23">
      <style:paragraph-properties fo:text-align="start" style:justify-single-word="false"/>
    </style:style>
    <style:style style:name="P27" style:family="paragraph" style:parent-style-name="Standard" style:list-style-name="L24">
      <style:paragraph-properties fo:text-align="start" style:justify-single-word="false"/>
    </style:style>
    <style:style style:name="P28" style:family="paragraph" style:parent-style-name="Standard" style:list-style-name="L25">
      <style:paragraph-properties fo:text-align="start" style:justify-single-word="false"/>
    </style:style>
    <style:style style:name="P29" style:family="paragraph" style:parent-style-name="Standard" style:list-style-name="L26">
      <style:paragraph-properties fo:text-align="start" style:justify-single-word="false"/>
    </style:style>
    <style:style style:name="P30" style:family="paragraph" style:parent-style-name="Standard" style:list-style-name="L27">
      <style:paragraph-properties fo:text-align="start" style:justify-single-word="false"/>
    </style:style>
    <style:style style:name="P31" style:family="paragraph" style:parent-style-name="Standard" style:list-style-name="L28">
      <style:paragraph-properties fo:text-align="start" style:justify-single-word="false"/>
    </style:style>
    <style:style style:name="P32" style:family="paragraph" style:parent-style-name="Standard" style:list-style-name="L29">
      <style:paragraph-properties fo:text-align="start" style:justify-single-word="false"/>
    </style:style>
    <style:style style:name="P33" style:family="paragraph" style:parent-style-name="Standard" style:list-style-name="L30">
      <style:paragraph-properties fo:text-align="start" style:justify-single-word="false"/>
      <style:text-properties officeooo:paragraph-rsid="001bf819"/>
    </style:style>
    <style:style style:name="P34" style:family="paragraph" style:parent-style-name="Standard" style:list-style-name="L31">
      <style:paragraph-properties fo:text-align="start" style:justify-single-word="false"/>
      <style:text-properties officeooo:paragraph-rsid="001bf819"/>
    </style:style>
    <style:style style:name="P35" style:family="paragraph" style:parent-style-name="Standard" style:list-style-name="L32">
      <style:paragraph-properties fo:text-align="start" style:justify-single-word="false"/>
      <style:text-properties officeooo:paragraph-rsid="001bf819"/>
    </style:style>
    <style:style style:name="P36" style:family="paragraph" style:parent-style-name="Standard" style:list-style-name="L33">
      <style:paragraph-properties fo:text-align="start" style:justify-single-word="false"/>
      <style:text-properties officeooo:paragraph-rsid="001bf819"/>
    </style:style>
    <style:style style:name="P37" style:family="paragraph" style:parent-style-name="Standard" style:list-style-name="L34">
      <style:paragraph-properties fo:text-align="start" style:justify-single-word="false"/>
      <style:text-properties officeooo:paragraph-rsid="001bf819"/>
    </style:style>
    <style:style style:name="P38" style:family="paragraph" style:parent-style-name="Standard" style:list-style-name="L35">
      <style:paragraph-properties fo:text-align="start" style:justify-single-word="false"/>
      <style:text-properties officeooo:paragraph-rsid="001bf819"/>
    </style:style>
    <style:style style:name="P39" style:family="paragraph" style:parent-style-name="Standard" style:list-style-name="L36">
      <style:paragraph-properties fo:text-align="start" style:justify-single-word="false"/>
      <style:text-properties officeooo:paragraph-rsid="001bf819"/>
    </style:style>
    <style:style style:name="P40" style:family="paragraph" style:parent-style-name="Standard" style:list-style-name="L37">
      <style:paragraph-properties fo:text-align="start" style:justify-single-word="false"/>
      <style:text-properties officeooo:paragraph-rsid="001bf819"/>
    </style:style>
    <style:style style:name="P41" style:family="paragraph" style:parent-style-name="Standard" style:list-style-name="L38">
      <style:paragraph-properties fo:text-align="start" style:justify-single-word="false"/>
      <style:text-properties officeooo:paragraph-rsid="001bf819"/>
    </style:style>
    <style:style style:name="P42" style:family="paragraph" style:parent-style-name="Standard" style:list-style-name="L39">
      <style:paragraph-properties fo:text-align="start" style:justify-single-word="false"/>
      <style:text-properties officeooo:paragraph-rsid="001bf819"/>
    </style:style>
    <style:style style:name="P43" style:family="paragraph" style:parent-style-name="Standard" style:list-style-name="L40">
      <style:paragraph-properties fo:text-align="start" style:justify-single-word="false"/>
      <style:text-properties officeooo:paragraph-rsid="001bf819"/>
    </style:style>
    <style:style style:name="P44" style:family="paragraph" style:parent-style-name="Standard" style:list-style-name="L41">
      <style:paragraph-properties fo:text-align="start" style:justify-single-word="false"/>
      <style:text-properties officeooo:paragraph-rsid="001bf819"/>
    </style:style>
    <style:style style:name="P45" style:family="paragraph" style:parent-style-name="Standard" style:list-style-name="L42">
      <style:paragraph-properties fo:text-align="start" style:justify-single-word="false"/>
      <style:text-properties officeooo:paragraph-rsid="001bf819"/>
    </style:style>
    <style:style style:name="P46" style:family="paragraph" style:parent-style-name="Standard" style:list-style-name="L43">
      <style:paragraph-properties fo:text-align="start" style:justify-single-word="false"/>
      <style:text-properties officeooo:paragraph-rsid="001bf819"/>
    </style:style>
    <style:style style:name="P47" style:family="paragraph" style:parent-style-name="Standard" style:list-style-name="L44">
      <style:paragraph-properties fo:text-align="start" style:justify-single-word="false"/>
      <style:text-properties officeooo:paragraph-rsid="001bf819"/>
    </style:style>
    <style:style style:name="P48" style:family="paragraph" style:parent-style-name="Standard" style:list-style-name="L45">
      <style:paragraph-properties fo:text-align="start" style:justify-single-word="false"/>
      <style:text-properties officeooo:paragraph-rsid="001bf819"/>
    </style:style>
    <style:style style:name="P49" style:family="paragraph" style:parent-style-name="Standard" style:list-style-name="L46">
      <style:paragraph-properties fo:text-align="start" style:justify-single-word="false"/>
      <style:text-properties officeooo:paragraph-rsid="001bf819"/>
    </style:style>
    <style:style style:name="P50" style:family="paragraph" style:parent-style-name="Standard" style:list-style-name="L47">
      <style:paragraph-properties fo:text-align="start" style:justify-single-word="false"/>
      <style:text-properties officeooo:paragraph-rsid="001bf819"/>
    </style:style>
    <style:style style:name="P51" style:family="paragraph" style:parent-style-name="Standard" style:list-style-name="L48">
      <style:paragraph-properties fo:text-align="start" style:justify-single-word="false"/>
      <style:text-properties officeooo:paragraph-rsid="001bf819"/>
    </style:style>
    <style:style style:name="P52" style:family="paragraph" style:parent-style-name="Standard" style:list-style-name="L49">
      <style:paragraph-properties fo:text-align="start" style:justify-single-word="false"/>
      <style:text-properties officeooo:paragraph-rsid="001bf819"/>
    </style:style>
    <style:style style:name="P53" style:family="paragraph" style:parent-style-name="Standard" style:list-style-name="L50">
      <style:paragraph-properties fo:text-align="start" style:justify-single-word="false"/>
      <style:text-properties officeooo:paragraph-rsid="001bf819"/>
    </style:style>
    <style:style style:name="P54" style:family="paragraph" style:parent-style-name="Standard" style:list-style-name="L51">
      <style:paragraph-properties fo:text-align="start" style:justify-single-word="false"/>
      <style:text-properties officeooo:paragraph-rsid="001bf819"/>
    </style:style>
    <style:style style:name="P55" style:family="paragraph" style:parent-style-name="Standard" style:list-style-name="L52">
      <style:paragraph-properties fo:text-align="start" style:justify-single-word="false"/>
      <style:text-properties officeooo:paragraph-rsid="001bf819"/>
    </style:style>
    <style:style style:name="P56" style:family="paragraph" style:parent-style-name="Standard" style:list-style-name="L53">
      <style:paragraph-properties fo:text-align="start" style:justify-single-word="false"/>
      <style:text-properties officeooo:paragraph-rsid="001bf819"/>
    </style:style>
    <style:style style:name="P57" style:family="paragraph" style:parent-style-name="Standard" style:list-style-name="L54">
      <style:paragraph-properties fo:text-align="start" style:justify-single-word="false"/>
      <style:text-properties officeooo:paragraph-rsid="001bf819"/>
    </style:style>
    <style:style style:name="P58" style:family="paragraph" style:parent-style-name="Standard" style:list-style-name="L55">
      <style:paragraph-properties fo:text-align="start" style:justify-single-word="false"/>
      <style:text-properties officeooo:paragraph-rsid="001bf819"/>
    </style:style>
    <style:style style:name="P59" style:family="paragraph" style:parent-style-name="Standard" style:list-style-name="L56">
      <style:paragraph-properties fo:text-align="start" style:justify-single-word="false"/>
      <style:text-properties officeooo:paragraph-rsid="001bf819"/>
    </style:style>
    <style:style style:name="P60" style:family="paragraph" style:parent-style-name="Standard" style:list-style-name="L57">
      <style:paragraph-properties fo:text-align="start" style:justify-single-word="false"/>
      <style:text-properties officeooo:paragraph-rsid="001bf819"/>
    </style:style>
    <style:style style:name="P61" style:family="paragraph" style:parent-style-name="Standard">
      <style:paragraph-properties fo:text-align="start" style:justify-single-word="false"/>
      <style:text-properties officeooo:paragraph-rsid="001bf819"/>
    </style:style>
    <style:style style:name="T1" style:family="text">
      <style:text-properties officeooo:rsid="001bf819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Strong_20_Emphasis"><text:span text:style-name="T2">Comandos Básicos de GIT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list xml:id="list3753438772" text:style-name="L1">
        <text:list-item>
          <text:p text:style-name="P4"><text:span text:style-name="Strong_20_Emphasis">git config</text:span> </text:p>
        </text:list-item>
      </text:list>
      <text:p text:style-name="P61">Um dos comandos git mais usados é o <text:span text:style-name="Strong_20_Emphasis">git config </text:span>que pode ser usado para definir valores de configuração específicos do usuário como e-mail, algoritmo preferido para diff, nome de usuário e formato de arquivo etc. </text:p>
      <text:p text:style-name="P61">Por exemplo, o seguinte comando pode ser usado para definir <text:span text:style-name="T1">nome</text:span>:</text:p>
      <text:p text:style-name="P61">git config --global user.<text:span text:style-name="T1">name</text:span> "<text:span text:style-name="T1">Lucas Rodrigues Farias”</text:span></text:p>
      <text:p text:style-name="P61">Por exemplo, o seguinte comando pode ser usado para definir o email:</text:p>
      <text:p text:style-name="P61">git config --global user.email "<text:span text:style-name="T1">luuuu53@hotmail.com”</text:span></text:p>
      <text:p text:style-name="P61"/>
      <text:p text:style-name="P61"/>
      <text:list xml:id="list3185100092" text:style-name="L30">
        <text:list-item>
          <text:p text:style-name="P33"><text:span text:style-name="Strong_20_Emphasis">git init</text:span> </text:p>
        </text:list-item>
      </text:list>
      <text:p text:style-name="P61">Este comando é usado para criar um novo repositório GIT. Uso:</text:p>
      <text:p text:style-name="P61">git init</text:p>
      <text:p text:style-name="P61"/>
      <text:list xml:id="list1874539307" text:style-name="L31">
        <text:list-item>
          <text:p text:style-name="P34"><text:span text:style-name="Strong_20_Emphasis">git </text:span><text:span text:style-name="Strong_20_Emphasis"><text:span text:style-name="T1">a</text:span></text:span><text:span text:style-name="Strong_20_Emphasis">dd</text:span> </text:p>
        </text:list-item>
      </text:list>
      <text:p text:style-name="P61">O comando <text:span text:style-name="Strong_20_Emphasis">git add </text:span>pode ser usado para adicionar arquivos ao índice. Por exemplo, o seguinte comando irá adicionar um arquivo chamado temp.txt presente no diretório local para o índice:</text:p>
      <text:p text:style-name="P61">git add temp.txt</text:p>
      <text:p text:style-name="P61"/>
      <text:list xml:id="list231148834" text:style-name="L32">
        <text:list-item>
          <text:p text:style-name="P35"><text:span text:style-name="Strong_20_Emphasis">git clone</text:span> </text:p>
        </text:list-item>
      </text:list>
      <text:p text:style-name="P61">O comando <text:span text:style-name="Strong_20_Emphasis">git clone </text:span>é usado para fins de verificação de repositório. Se o repositório estiver em um servidor remoto, use:</text:p>
      <text:p text:style-name="P61">git clone alex@93.188.160.58:/path/to/repository</text:p>
      <text:p text:style-name="P61">Por outro lado, se uma cópia de trabalho de um repositório local for criada, use:</text:p>
      <text:p text:style-name="P61">git clone /path/to/repository</text:p>
      <text:p text:style-name="P61"/>
      <text:list xml:id="list3830905086" text:style-name="L33">
        <text:list-item>
          <text:p text:style-name="P36"><text:span text:style-name="Strong_20_Emphasis">git commit</text:span> </text:p>
        </text:list-item>
      </text:list>
      <text:p text:style-name="P61">O comando <text:span text:style-name="Strong_20_Emphasis">git commit </text:span>é usado para confirmar as alterações na cabeça. Tenha em atenção que quaisquer alterações efetuadas não irão para o repositório remoto. Uso:</text:p>
      <text:p text:style-name="P61">git commit –m “coloque sua mensagem aqui”</text:p>
      <text:p text:style-name="P61"/>
      <text:list xml:id="list3185317000" text:style-name="L34">
        <text:list-item>
          <text:p text:style-name="P37"><text:span text:style-name="Strong_20_Emphasis">git status</text:span> </text:p>
        </text:list-item>
      </text:list>
      <text:p text:style-name="P61">O comando <text:span text:style-name="Strong_20_Emphasis">git status </text:span>exibe a lista de arquivos alterados juntamente com os arquivos que ainda não foram adicionados ou confirmados. Uso:</text:p>
      <text:p text:style-name="P61">git status</text:p>
      <text:p text:style-name="P61"/>
      <text:p text:style-name="P61"><text:span text:style-name="Strong_20_Emphasis">git push </text:span>é outro dos comandos git básicos mais usados. Um simples envio envia as alterações feitas para o ramo mestre do repositório remoto associado ao diretório de trabalho. Por exemplo:</text:p>
      <text:p text:style-name="P61">git push origin master</text:p>
      <text:p text:style-name="P61"/>
      <text:list xml:id="list475585877" text:style-name="L35">
        <text:list-item>
          <text:p text:style-name="P38"><text:span text:style-name="Strong_20_Emphasis">git checkout</text:span> </text:p>
        </text:list-item>
      </text:list>
      <text:p text:style-name="P61">O comando <text:span text:style-name="Strong_20_Emphasis">git checkout </text:span>pode ser usado para criar ramos ou alternar entre eles. Por exemplo, o seguinte cria um novo ramo e muda para ele:</text:p>
      <text:p text:style-name="P61">command git checkout -b &lt;branch-name&gt;</text:p>
      <text:p text:style-name="P61">Para simplesmente mudar de um ramo para outro, use:</text:p>
      <text:p text:style-name="P61">git checkout &lt;branch-name&gt;</text:p>
      <text:p text:style-name="P61"/>
      <text:list xml:id="list879717621" text:style-name="L36">
        <text:list-item>
          <text:p text:style-name="P39"><text:span text:style-name="Strong_20_Emphasis">git remote</text:span> </text:p>
        </text:list-item>
      </text:list>
      <text:p text:style-name="P61"><text:soft-page-break/>O comando <text:span text:style-name="Strong_20_Emphasis">git remote </text:span>permite que um usuário se conecte a um repositório remoto. O comando a seguir lista os repositórios remotos atualmente configurados:</text:p>
      <text:p text:style-name="P61">git remote –v</text:p>
      <text:p text:style-name="P61">Esse comando permite que o usuário se conecte a um servidor remoto:</text:p>
      <text:p text:style-name="P61">git remote add origin &lt;93.188.160.58&gt;</text:p>
      <text:list xml:id="list1034014768" text:style-name="L37">
        <text:list-item>
          <text:p text:style-name="P40"><text:span text:style-name="Strong_20_Emphasis">git branch</text:span> </text:p>
        </text:list-item>
      </text:list>
      <text:p text:style-name="P61">O comando <text:span text:style-name="Strong_20_Emphasis">git branch </text:span>pode ser usado para listar, criar ou excluir ramos. Para listar todos os ramos presentes no repositório, use:</text:p>
      <text:p text:style-name="P61">git branch</text:p>
      <text:p text:style-name="P61">Para excluir um ramo:</text:p>
      <text:p text:style-name="P61">git branch –d &lt;branch-name&gt;</text:p>
      <text:p text:style-name="P61"/>
      <text:list xml:id="list1045887838" text:style-name="L38">
        <text:list-item>
          <text:p text:style-name="P41"><text:span text:style-name="Strong_20_Emphasis">git pull</text:span> </text:p>
        </text:list-item>
      </text:list>
      <text:p text:style-name="P61">Para mesclar todas as alterações presentes no repositório remoto para o diretório de trabalho local, o comando pull é usado. Uso:</text:p>
      <text:p text:style-name="P61">git pull</text:p>
      <text:p text:style-name="P61"/>
      <text:list xml:id="list867254003" text:style-name="L39">
        <text:list-item>
          <text:p text:style-name="P42"><text:span text:style-name="Strong_20_Emphasis">git merge</text:span> </text:p>
        </text:list-item>
      </text:list>
      <text:p text:style-name="P61">O comando <text:span text:style-name="Strong_20_Emphasis">git merge </text:span>é usado para mesclar uma ramificação no ramo ativo. Uso:</text:p>
      <text:p text:style-name="P61">git merge &lt;branch-name&gt;</text:p>
      <text:p text:style-name="P61"/>
      <text:list xml:id="list3686858086" text:style-name="L40">
        <text:list-item>
          <text:p text:style-name="P43"><text:span text:style-name="Strong_20_Emphasis">git diff</text:span> </text:p>
        </text:list-item>
      </text:list>
      <text:p text:style-name="P61">O comando <text:span text:style-name="Strong_20_Emphasis">git diff </text:span>é usado para listar os conflitos. Para visualizar conflitos com o arquivo base, use</text:p>
      <text:p text:style-name="P61">git diff --base &lt;file-name&gt;</text:p>
      <text:p text:style-name="P61">O seguinte comando é usado para exibir os conflitos entre ramos about-to-be-merged antes de mesclá-los:</text:p>
      <text:p text:style-name="P61">git diff &lt;source-branch&gt; &lt;target-branch&gt;</text:p>
      <text:p text:style-name="P61">Para simplesmente listar todos os conflitos atuais, use:</text:p>
      <text:p text:style-name="P61">git diff</text:p>
      <text:p text:style-name="P61"/>
      <text:list xml:id="list3849959657" text:style-name="L41">
        <text:list-item>
          <text:p text:style-name="P44"><text:span text:style-name="Strong_20_Emphasis">git tag</text:span> </text:p>
        </text:list-item>
      </text:list>
      <text:p text:style-name="P61">A marcação é usada para marcar compromissos específicos com alças simples. Um exemplo pode ser:</text:p>
      <text:p text:style-name="P61">git tag 1.1.0 &lt;insert-commitID-here&gt;</text:p>
      <text:list xml:id="list951360914" text:style-name="L42">
        <text:list-item>
          <text:p text:style-name="P45"><text:span text:style-name="Strong_20_Emphasis">git log</text:span> </text:p>
        </text:list-item>
        <text:list-item>
          <text:p text:style-name="P45"/>
        </text:list-item>
      </text:list>
      <text:p text:style-name="P61">Executar o comando <text:span text:style-name="Strong_20_Emphasis">git log </text:span>exibe uma lista de compromissos em uma ramificação, juntamente com os detalhes pertinentes. Um exemplo de saída pode ser:</text:p>
      <text:p text:style-name="P61">commit 15f4b6c44b3c8344caasdac9e4be13246e21sadw</text:p>
      <text:p text:style-name="P61">Author: Alex Hunter &lt;alexh@gmail.com&gt;</text:p>
      <text:p text:style-name="P61">Date: <text:s/>Mon Oct 1 12:56:29 2016 -0600</text:p>
      <text:p text:style-name="P61"/>
      <text:list xml:id="list2410388009" text:style-name="L43">
        <text:list-item>
          <text:p text:style-name="P46"><text:span text:style-name="Strong_20_Emphasis">git reset</text:span> </text:p>
        </text:list-item>
      </text:list>
      <text:p text:style-name="P61">Para redefinir o índice e o diretório de trabalho para o estado do último commit, o comando <text:span text:style-name="Strong_20_Emphasis">git reset </text:span>é usado. Uso:</text:p>
      <text:p text:style-name="P61">git reset --hard HEAD</text:p>
      <text:p text:style-name="P61"/>
      <text:list xml:id="list363111462" text:style-name="L44">
        <text:list-item>
          <text:p text:style-name="P47"><text:span text:style-name="Strong_20_Emphasis">git rm</text:span> </text:p>
        </text:list-item>
      </text:list>
      <text:p text:style-name="P61"><text:span text:style-name="Strong_20_Emphasis">git rm</text:span> pode ser usado para remover arquivos do índice e do diretório de trabalho. Uso:</text:p>
      <text:p text:style-name="P61">git rm filename.txt</text:p>
      <text:p text:style-name="P61"/>
      <text:list xml:id="list426222708" text:style-name="L45">
        <text:list-item>
          <text:p text:style-name="P48"><text:soft-page-break/><text:span text:style-name="Strong_20_Emphasis">git stash</text:span> </text:p>
        </text:list-item>
      </text:list>
      <text:p text:style-name="P61">Provavelmente um dos menos conhecidos comandos git básicos é <text:span text:style-name="Strong_20_Emphasis">git stash</text:span> que ajuda a salvar as mudanças que não devem ser cometidos imediatamente, mas em uma base temporária. Uso:</text:p>
      <text:p text:style-name="P61">git stash</text:p>
      <text:p text:style-name="P61"/>
      <text:list xml:id="list1373659939" text:style-name="L46">
        <text:list-item>
          <text:p text:style-name="P49"><text:span text:style-name="Strong_20_Emphasis">git show</text:span> </text:p>
        </text:list-item>
      </text:list>
      <text:p text:style-name="P61">Para visualizar informações sobre qualquer objeto git, use o comando <text:span text:style-name="Strong_20_Emphasis">git show</text:span>. Por exemplo:</text:p>
      <text:p text:style-name="P61">git show</text:p>
      <text:p text:style-name="P61"/>
      <text:list xml:id="list291720367" text:style-name="L47">
        <text:list-item>
          <text:p text:style-name="P50"><text:span text:style-name="Strong_20_Emphasis">git fetch</text:span> </text:p>
        </text:list-item>
      </text:list>
      <text:p text:style-name="P61"><text:span text:style-name="Strong_20_Emphasis">git fetch </text:span>permite que um usuário obtenha todos os objetos do repositório remoto que atualmente não residem no diretório de trabalho local. Exemplo de uso:</text:p>
      <text:p text:style-name="P61">git fetch origin</text:p>
      <text:p text:style-name="P61"/>
      <text:list xml:id="list3730366881" text:style-name="L48">
        <text:list-item>
          <text:p text:style-name="P51"><text:span text:style-name="Strong_20_Emphasis">git ls-tree</text:span> </text:p>
        </text:list-item>
      </text:list>
      <text:p text:style-name="P61">Para exibir um objeto de árvore juntamente com o nome e o modo de cada item e o valor SHA-1 do blob, use o comando <text:span text:style-name="Strong_20_Emphasis">git ls-tree</text:span>. Por exemplo:</text:p>
      <text:p text:style-name="P61">git ls-tree HEAD</text:p>
      <text:p text:style-name="P61"/>
      <text:list xml:id="list2119123959" text:style-name="L49">
        <text:list-item>
          <text:p text:style-name="P52"><text:span text:style-name="Strong_20_Emphasis">git cat-file</text:span> </text:p>
        </text:list-item>
      </text:list>
      <text:p text:style-name="P61">Usando o valor SHA-1, exiba o tipo de um objeto usando o comando <text:span text:style-name="Strong_20_Emphasis">git cat-file</text:span>. Por exemplo:</text:p>
      <text:p text:style-name="P61">git cat-file –p d670460b4b4aece5915caf5c68d12f560a9fe3e4</text:p>
      <text:p text:style-name="P61"/>
      <text:list xml:id="list1287743835" text:style-name="L50">
        <text:list-item>
          <text:p text:style-name="P53"><text:span text:style-name="Strong_20_Emphasis">git grep</text:span> </text:p>
        </text:list-item>
      </text:list>
      <text:p text:style-name="P61"><text:span text:style-name="Strong_20_Emphasis">git grep </text:span>permite que um usuário procure através das árvores de conteúdo frases e / ou palavras. Por exemplo, para pesquisar www.hostinger.com em todos os arquivos use:</text:p>
      <text:p text:style-name="P61">git grep "<text:a xlink:type="simple" xlink:href="http://www.hostinger.com/" text:style-name="Internet_20_link" text:visited-style-name="Visited_20_Internet_20_Link">www.hostinger.com</text:a>"</text:p>
      <text:p text:style-name="P61"/>
      <text:list xml:id="list3580582190" text:style-name="L51">
        <text:list-item>
          <text:p text:style-name="P54"><text:span text:style-name="Strong_20_Emphasis">gitk</text:span> </text:p>
        </text:list-item>
      </text:list>
      <text:p text:style-name="P61"><text:span text:style-name="Strong_20_Emphasis">gitk </text:span>é a interface gráfica para um repositório local que pode ser invocado digitando e executando:</text:p>
      <text:p text:style-name="P61">gitk</text:p>
      <text:p text:style-name="P61"/>
      <text:list xml:id="list883387433" text:style-name="L52">
        <text:list-item>
          <text:p text:style-name="P55"><text:span text:style-name="Strong_20_Emphasis">git instaweb</text:span> </text:p>
        </text:list-item>
      </text:list>
      <text:p text:style-name="P61">Com o comando <text:span text:style-name="Strong_20_Emphasis">git instaweb</text:span>, um servidor web pode ser executado em interface com o repositório local. Um navegador da Web também é automaticamente direcionado para ele. Por exemplo:</text:p>
      <text:p text:style-name="P61">git instaweb –httpd=webrick</text:p>
      <text:p text:style-name="P61"/>
      <text:list xml:id="list3746822350" text:style-name="L53">
        <text:list-item>
          <text:p text:style-name="P56"><text:span text:style-name="Strong_20_Emphasis">git gc</text:span> </text:p>
        </text:list-item>
      </text:list>
      <text:p text:style-name="P61">Para otimizar o repositório através da coleta de lixo, que irá limpar arquivos desnecessários e otimizá-los, use:</text:p>
      <text:p text:style-name="P61">git gc</text:p>
      <text:p text:style-name="P61"/>
      <text:list xml:id="list2181673022" text:style-name="L54">
        <text:list-item>
          <text:p text:style-name="P57"><text:span text:style-name="Strong_20_Emphasis">git archive</text:span> </text:p>
        </text:list-item>
      </text:list>
      <text:p text:style-name="P61">O comando <text:span text:style-name="Strong_20_Emphasis">git archive </text:span>permite que um usuário crie um arquivo zip ou tar contendo os componentes de uma única árvore de repositório. Por exemplo:</text:p>
      <text:p text:style-name="P61">git archive --format=tar master</text:p>
      <text:p text:style-name="P61"/>
      <text:list xml:id="list3319222505" text:style-name="L55">
        <text:list-item>
          <text:p text:style-name="P58"><text:span text:style-name="Strong_20_Emphasis">git prune</text:span> </text:p>
        </text:list-item>
      </text:list>
      <text:p text:style-name="P61">Através do comando <text:span text:style-name="Strong_20_Emphasis">git prune</text:span>, os objetos que não têm ponteiros de entrada são excluídos. Uso:</text:p>
      <text:p text:style-name="P61">git prune</text:p>
      <text:p text:style-name="P61"/>
      <text:list xml:id="list1188396797" text:style-name="L56">
        <text:list-item>
          <text:p text:style-name="P59"><text:span text:style-name="Strong_20_Emphasis">git fsck</text:span> </text:p>
        </text:list-item>
      </text:list>
      <text:p text:style-name="P61"><text:soft-page-break/>Para executar uma verificação de integridade do sistema de arquivos git, use o comando <text:span text:style-name="Strong_20_Emphasis">git fsck</text:span>. Todos os objetos corrompidos são identificados:</text:p>
      <text:p text:style-name="P61">git fsck</text:p>
      <text:p text:style-name="P61"/>
      <text:p text:style-name="P61"/>
      <text:list xml:id="list2291429366" text:style-name="L57">
        <text:list-item>
          <text:p text:style-name="P60"><text:span text:style-name="Strong_20_Emphasis">git rebase</text:span> </text:p>
        </text:list-item>
      </text:list>
      <text:p text:style-name="P61">O comando <text:span text:style-name="Strong_20_Emphasis">git rebase </text:span>é usado para reaplicação de compromissos em outro ramo. Por exemplo:</text:p>
      <text:p text:style-name="P61">git rebase master</text:p>
      <text:p text:style-name="P61"><text:span text:style-name="Strong_20_Emphasis">Conclusão</text:span></text:p>
      <text:p text:style-name="P61">Alguns dos comandos git básicos usados com frequência. Certifique-se de verificar o nosso tutorial GIT para uma instrução fácil de seguir sobre como configurar e usar GIT.</text:p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9:43:00.436000000</meta:creation-date>
    <dc:date>2022-01-11T09:51:12.439000000</dc:date>
    <meta:editing-duration>PT8M12S</meta:editing-duration>
    <meta:editing-cycles>1</meta:editing-cycles>
    <meta:document-statistic meta:table-count="0" meta:image-count="0" meta:object-count="0" meta:page-count="4" meta:paragraph-count="110" meta:word-count="1001" meta:character-count="5913" meta:non-whitespace-character-count="5025"/>
    <meta:generator>LibreOffice/7.1.4.2$Windows_X86_64 LibreOffice_project/a529a4fab45b75fefc5b6226684193eb000654f6</meta:generator>
  </office:meta>
</office:document-meta>
</file>